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40.36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transparent" fo:border="0.002cm solid #000000"/>
      <style:text-properties fo:color="#000000"/>
    </style:style>
    <style:style style:name="ce4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fo:border="0.002cm solid #000000"/>
    </style:style>
    <style:style style:name="ce6" style:family="table-cell" style:parent-style-name="Default" style:data-style-name="N107">
      <style:table-cell-properties fo:background-color="transparent" fo:border="0.002cm solid #000000"/>
      <style:text-properties fo:color="#000000"/>
    </style:style>
    <style:style style:name="ce7" style:family="table-cell" style:parent-style-name="Default" style:data-style-name="N8119">
      <style:table-cell-properties fo:border="0.002cm solid #000000"/>
    </style:style>
    <style:style style:name="ce8" style:family="table-cell" style:parent-style-name="Default">
      <style:table-cell-properties fo:border="0.036cm double #000000" style:border-line-width="0.012cm 0.012cm 0.012cm"/>
    </style:style>
    <style:style style:name="ce9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07">
      <style:table-cell-properties fo:border="0.036cm double #000000" style:border-line-width="0.012cm 0.012cm 0.012cm"/>
    </style:style>
    <style:style style:name="ce12" style:family="table-cell" style:parent-style-name="Default" style:data-style-name="N8119">
      <style:table-cell-properties fo:border="0.036cm double #000000" style:border-line-width="0.012cm 0.012cm 0.012cm"/>
    </style:style>
    <style:style style:name="ce13" style:family="table-cell" style:parent-style-name="Default" style:data-style-name="N107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(1 Stk)</text:p>
          </table:table-cell>
          <table:table-cell table:style-name="ce1" office:value-type="string">
            <text:p>Preis</text:p>
          </table:table-cell>
          <table:table-cell table:style-name="ce14" office:value-type="string">
            <text:p>Link</text:p>
          </table:table-cell>
        </table:table-row>
        <table:table-row table:style-name="ro4">
          <table:table-cell office:value-type="string">
            <text:p>32x32 Matrix</text:p>
          </table:table-cell>
          <table:table-cell office:value-type="float" office:value="1">
            <text:p>1</text:p>
          </table:table-cell>
          <table:table-cell office:value-type="currency" office:currency="EUR" office:value="63.02">
            <text:p>€ 63,02</text:p>
          </table:table-cell>
          <table:table-cell table:formula="of:=[.B2]*[.C2]" office:value-type="currency" office:currency="EUR" office:value="63.02">
            <text:p>€ 63,02</text:p>
          </table:table-cell>
          <table:table-cell office:value-type="string">
            <text:p><text:a xlink:href="https://www.amazon.de/Adafruit-RGB-LED-Panel-32x32-Matrix/dp/B00M40XWBI/ref=sr_1_1?ie=UTF8&amp;qid=1489149951&amp;sr=8-1&amp;keywords=32x32+matrix">https://www.amazon.de/Adafruit-RGB-LED-Panel-32x32-Matrix/dp/B00M40XWBI/ref=sr_1_1?ie=UTF8&amp;qid=1489149951&amp;sr=8-1&amp;keywords=32x32+matrix</text:a></text:p>
          </table:table-cell>
        </table:table-row>
        <table:table-row table:style-name="ro4">
          <table:table-cell office:value-type="string">
            <text:p>Arduino Mega</text:p>
          </table:table-cell>
          <table:table-cell office:value-type="float" office:value="1">
            <text:p>1</text:p>
          </table:table-cell>
          <table:table-cell office:value-type="currency" office:currency="EUR" office:value="35.28">
            <text:p>€ 35,28</text:p>
          </table:table-cell>
          <table:table-cell table:formula="of:=[.B3]*[.C3]" office:value-type="currency" office:currency="EUR" office:value="35.28">
            <text:p>€ 35,28</text:p>
          </table:table-cell>
          <table:table-cell office:value-type="string">
            <text:p><text:a xlink:href="https://www.amazon.de/Arduino-Mega-2560-R3-Microcontroller/dp/B0046AMGW0/ref=sr_1_4?ie=UTF8&amp;qid=1489147755&amp;sr=8-4&amp;keywords=arduino+mega">https://www.amazon.de/Arduino-Mega-2560-R3-Microcontroller/dp/B0046AMGW0/ref=sr_1_4?ie=UTF8&amp;qid=1489147755&amp;sr=8-4&amp;keywords=arduino+mega</text:a></text:p>
          </table:table-cell>
        </table:table-row>
        <table:table-row table:style-name="ro4">
          <table:table-cell office:value-type="string">
            <text:p>7 Segment Anzeige</text:p>
          </table:table-cell>
          <table:table-cell office:value-type="float" office:value="2">
            <text:p>2</text:p>
          </table:table-cell>
          <table:table-cell office:value-type="currency" office:currency="EUR" office:value="2.97">
            <text:p>€ 2,97</text:p>
          </table:table-cell>
          <table:table-cell table:formula="of:=[.B4]*[.C4]" office:value-type="currency" office:currency="EUR" office:value="5.94">
            <text:p>€ 5,94</text:p>
          </table:table-cell>
          <table:table-cell office:value-type="string">
            <text:p><text:a xlink:href="http://at.rs-online.com/web/p/led-displays/8134801/">http://at.rs-online.com/web/p/led-displays/8134801/</text:a></text:p>
          </table:table-cell>
        </table:table-row>
        <table:table-row table:style-name="ro4"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currency" office:currency="EUR" office:value="1.92">
            <text:p>€ 1,92</text:p>
          </table:table-cell>
          <table:table-cell table:formula="of:=[.B5]*[.C5]" office:value-type="currency" office:currency="EUR" office:value="1.92">
            <text:p>€ 1,92</text:p>
          </table:table-cell>
          <table:table-cell office:value-type="string">
            <text:p><text:a xlink:href="https://www.reichelt.at/4mm-Potis-mono/PO4M-LIN-220K/3/index.html?ACTION=3&amp;LA=446&amp;ARTICLE=88273&amp;GROUPID=3133&amp;artnr=PO4M-LIN+220K&amp;SEARCH=PC16">https://www.reichelt.at/4mm-Potis-mono/PO4M-LIN-220K/3/index.html?ACTION=3&amp;LA=446&amp;ARTICLE=88273&amp;GROUPID=3133&amp;artnr=PO4M-LIN+220K&amp;SEARCH=PC16</text:a></text:p>
          </table:table-cell>
        </table:table-row>
        <table:table-row table:style-name="ro4">
          <table:table-cell office:value-type="string">
            <text:p>74HC165</text:p>
          </table:table-cell>
          <table:table-cell office:value-type="float" office:value="4">
            <text:p>4</text:p>
          </table:table-cell>
          <table:table-cell office:value-type="currency" office:currency="EUR" office:value="0.32">
            <text:p>€ 0,32</text:p>
          </table:table-cell>
          <table:table-cell table:formula="of:=[.B6]*[.C6]" office:value-type="currency" office:currency="EUR" office:value="1.28">
            <text:p>€ 1,28</text:p>
          </table:table-cell>
          <table:table-cell office:value-type="string">
            <text:p><text:a xlink:href="http://at.rs-online.com/web/p/zahler-und-schieberegister/1776629/">http://at.rs-online.com/web/p/zahler-und-schieberegister/1776629/</text:a></text:p>
          </table:table-cell>
        </table:table-row>
        <table:table-row table:style-name="ro4">
          <table:table-cell office:value-type="string">
            <text:p>MAX7219</text:p>
          </table:table-cell>
          <table:table-cell office:value-type="float" office:value="1">
            <text:p>1</text:p>
          </table:table-cell>
          <table:table-cell office:value-type="currency" office:currency="EUR" office:value="7.44">
            <text:p>€ 7,44</text:p>
          </table:table-cell>
          <table:table-cell table:formula="of:=[.B7]*[.C7]" office:value-type="currency" office:currency="EUR" office:value="7.44">
            <text:p>€ 7,44</text:p>
          </table:table-cell>
          <table:table-cell office:value-type="string">
            <text:p><text:a xlink:href="http://at.rs-online.com/web/p/zahler-und-schieberegister/7390136/">http://at.rs-online.com/web/p/zahler-und-schieberegister/7390136/</text:a></text:p>
          </table:table-cell>
        </table:table-row>
        <table:table-row table:style-name="ro4">
          <table:table-cell office:value-type="string">
            <text:p>DIN-Buchse Console</text:p>
          </table:table-cell>
          <table:table-cell office:value-type="float" office:value="4">
            <text:p>4</text:p>
          </table:table-cell>
          <table:table-cell office:value-type="currency" office:currency="EUR" office:value="0.6">
            <text:p>€ 0,60</text:p>
          </table:table-cell>
          <table:table-cell table:formula="of:=[.B8]*[.C8]" office:value-type="currency" office:currency="EUR" office:value="2.4">
            <text:p>€ 2,40</text:p>
          </table:table-cell>
          <table:table-cell office:value-type="string">
            <text:p><text:a xlink:href="https://www.reichelt.at/Diodeneinbaubuchsen/MABPM-5S/3/index.html?ACTION=3&amp;LA=446&amp;ARTICLE=143448&amp;GROUPID=7462&amp;artnr=MABPM+5S&amp;SEARCH=DIN%2BBuchsen">https://www.reichelt.at/Diodeneinbaubuchsen/MABPM-5S/3/index.html?ACTION=3&amp;LA=446&amp;ARTICLE=143448&amp;GROUPID=7462&amp;artnr=MABPM+5S&amp;SEARCH=DIN%2BBuchsen</text:a></text:p>
          </table:table-cell>
        </table:table-row>
        <table:table-row table:style-name="ro4">
          <table:table-cell table:style-name="ce3" office:value-type="string">
            <text:p>Verbindungs-Kabel</text:p>
          </table:table-cell>
          <table:table-cell table:style-name="ce3" office:value-type="float" office:value="4">
            <text:p>4</text:p>
          </table:table-cell>
          <table:table-cell table:style-name="ce6" office:value-type="currency" office:currency="EUR" office:value="1.41">
            <text:p>€ 1,41</text:p>
          </table:table-cell>
          <table:table-cell table:style-name="ce6" table:formula="of:=[.B9]*[.C9]" office:value-type="currency" office:currency="EUR" office:value="5.64">
            <text:p>€ 5,64</text:p>
          </table:table-cell>
          <table:table-cell office:value-type="string">
            <text:p><text:a xlink:href="https://www.reichelt.at/A-V-Kabel-DIN-/AVK-123/3/index.html?ACTION=3&amp;LA=446&amp;ARTICLE=30527&amp;GROUPID=5462&amp;artnr=AVK+123&amp;SEARCH=AVK%2B123">https://www.reichelt.at/A-V-Kabel-DIN-/AVK-123/3/index.html?ACTION=3&amp;LA=446&amp;ARTICLE=30527&amp;GROUPID=5462&amp;artnr=AVK+123&amp;SEARCH=AVK%2B123</text:a></text:p>
          </table:table-cell>
        </table:table-row>
        <table:table-row table:style-name="ro4">
          <table:table-cell office:value-type="string">
            <text:p>Kontrolltaster</text:p>
          </table:table-cell>
          <table:table-cell office:value-type="float" office:value="16">
            <text:p>16</text:p>
          </table:table-cell>
          <table:table-cell office:value-type="currency" office:currency="EUR" office:value="1.49">
            <text:p>€ 1,49</text:p>
          </table:table-cell>
          <table:table-cell table:formula="of:=[.B10]*[.C10]" office:value-type="currency" office:currency="EUR" office:value="23.84">
            <text:p>€ 23,84</text:p>
          </table:table-cell>
          <table:table-cell office:value-type="string">
            <text:p><text:a xlink:href="http://at.rs-online.com/web/p/tastaturschalter/0102311/?origin=PSF_428099">http://at.rs-online.com/web/p/tastaturschalter/0102311/?origin=PSF_428099</text:a></text:p>
          </table:table-cell>
        </table:table-row>
        <table:table-row table:style-name="ro4">
          <table:table-cell office:value-type="string">
            <text:p>Aktionstaster</text:p>
          </table:table-cell>
          <table:table-cell office:value-type="float" office:value="8">
            <text:p>8</text:p>
          </table:table-cell>
          <table:table-cell office:value-type="currency" office:currency="EUR" office:value="1.43">
            <text:p>€ 1,43</text:p>
          </table:table-cell>
          <table:table-cell table:formula="of:=[.B11]*[.C11]" office:value-type="currency" office:currency="EUR" office:value="11.44">
            <text:p>€ 11,44</text:p>
          </table:table-cell>
          <table:table-cell office:value-type="string">
            <text:p><text:a xlink:href="http://at.rs-online.com/web/p/tastaturschalter/0102248/?origin=PSF_428099">http://at.rs-online.com/web/p/tastaturschalter/0102248/?origin=PSF_428099</text:a></text:p>
          </table:table-cell>
        </table:table-row>
        <table:table-row table:style-name="ro4">
          <table:table-cell office:value-type="string">
            <text:p>Arduino-Buchsenleiste</text:p>
          </table:table-cell>
          <table:table-cell office:value-type="float" office:value="1">
            <text:p>1</text:p>
          </table:table-cell>
          <table:table-cell office:value-type="currency" office:currency="EUR" office:value="3.71">
            <text:p>€ 3,71</text:p>
          </table:table-cell>
          <table:table-cell table:formula="of:=[.B12]*[.C12]" office:value-type="currency" office:currency="EUR" office:value="3.71">
            <text:p>€ 3,71</text:p>
          </table:table-cell>
          <table:table-cell office:value-type="string">
            <text:p><text:a xlink:href="http://at.rs-online.com/web/p/leiterplatten-buchsen/2304938/">http://at.rs-online.com/web/p/leiterplatten-buchsen/2304938/</text:a></text:p>
          </table:table-cell>
        </table:table-row>
        <table:table-row table:style-name="ro4">
          <table:table-cell office:value-type="string">
            <text:p>Matrix-Stiftleiste</text:p>
          </table:table-cell>
          <table:table-cell office:value-type="float" office:value="1">
            <text:p>1</text:p>
          </table:table-cell>
          <table:table-cell office:value-type="currency" office:currency="EUR" office:value="0.49">
            <text:p>€ 0,49</text:p>
          </table:table-cell>
          <table:table-cell table:formula="of:=[.B13]*[.C13]" office:value-type="currency" office:currency="EUR" office:value="0.49">
            <text:p>€ 0,49</text:p>
          </table:table-cell>
          <table:table-cell office:value-type="string">
            <text:p><text:a xlink:href="http://at.rs-online.com/web/p/leiterplatten-header/8323500/">http://at.rs-online.com/web/p/leiterplatten-header/8323500/</text:a></text:p>
          </table:table-cell>
        </table:table-row>
        <table:table-row table:style-name="ro4">
          <table:table-cell office:value-type="string">
            <text:p>Spannungsregler</text:p>
          </table:table-cell>
          <table:table-cell office:value-type="float" office:value="1">
            <text:p>1</text:p>
          </table:table-cell>
          <table:table-cell office:value-type="currency" office:currency="EUR" office:value="2.95">
            <text:p>€ 2,95</text:p>
          </table:table-cell>
          <table:table-cell table:formula="of:=[.B14]*[.C14]" office:value-type="currency" office:currency="EUR" office:value="2.95">
            <text:p>€ 2,95</text:p>
          </table:table-cell>
          <table:table-cell office:value-type="string">
            <text:p><text:a xlink:href="https://www.neuhold-elektronik.at/catshop/product_info.php?products_id=4414">https://www.neuhold-elektronik.at/catshop/product_info.php?products_id=4414</text:a></text:p>
          </table:table-cell>
        </table:table-row>
        <table:table-row table:style-name="ro4">
          <table:table-cell office:value-type="string">
            <text:p>Kondensator 100n</text:p>
          </table:table-cell>
          <table:table-cell office:value-type="float" office:value="29">
            <text:p>29</text:p>
          </table:table-cell>
          <table:table-cell office:value-type="currency" office:currency="EUR" office:value="0.04">
            <text:p>€ 0,04</text:p>
          </table:table-cell>
          <table:table-cell table:formula="of:=[.B15]*[.C15]" office:value-type="currency" office:currency="EUR" office:value="1.16">
            <text:p>€ 1,16</text:p>
          </table:table-cell>
          <table:table-cell office:value-type="string">
            <text:p><text:a xlink:href="https://www.reichelt.at/Vielschicht-SMD-G0805/X7R-0805-CG-100N/3/index.html?ACTION=3&amp;LA=446&amp;ARTICLE=194283&amp;GROUPID=8048&amp;artnr=X7R+0805+CG+100N&amp;SEARCH=SMD%2B100nF">https://www.reichelt.at/Vielschicht-SMD-G0805/X7R-0805-CG-100N/3/index.html?ACTION=3&amp;LA=446&amp;ARTICLE=194283&amp;GROUPID=8048&amp;artnr=X7R+0805+CG+100N&amp;SEARCH=SMD%2B100nF</text:a></text:p>
          </table:table-cell>
        </table:table-row>
        <table:table-row table:style-name="ro4">
          <table:table-cell office:value-type="string">
            <text:p>Widerstand 10k</text:p>
          </table:table-cell>
          <table:table-cell office:value-type="float" office:value="24">
            <text:p>24</text:p>
          </table:table-cell>
          <table:table-cell office:value-type="currency" office:currency="EUR" office:value="0.02">
            <text:p>€ 0,02</text:p>
          </table:table-cell>
          <table:table-cell table:formula="of:=[.B16]*[.C16]" office:value-type="currency" office:currency="EUR" office:value="0.48">
            <text:p>€ 0,48</text:p>
          </table:table-cell>
          <table:table-cell office:value-type="string">
            <text:p><text:a xlink:href="https://www.reichelt.at/SMD-1206-von-1-bis-910-kOhm/RND-1206-1-10K/3/index.html?ACTION=3&amp;LA=2&amp;ARTICLE=183394&amp;GROUPID=7974&amp;artnr=RND+1206+1+10K&amp;SEARCH=%252A">https://www.reichelt.at/SMD-1206-von-1-bis-910-kOhm/RND-1206-1-10K/3/index.html?ACTION=3&amp;LA=2&amp;ARTICLE=183394&amp;GROUPID=7974&amp;artnr=RND+1206+1+10K&amp;SEARCH=%252A</text:a></text:p>
          </table:table-cell>
        </table:table-row>
        <table:table-row table:style-name="ro4">
          <table:table-cell office:value-type="string">
            <text:p>Widerstand 200</text:p>
          </table:table-cell>
          <table:table-cell office:value-type="float" office:value="1">
            <text:p>1</text:p>
          </table:table-cell>
          <table:table-cell table:style-name="ce7" office:value-type="currency" office:currency="EUR" office:value="0.02">
            <text:p>€ 0,02</text:p>
          </table:table-cell>
          <table:table-cell table:formula="of:=[.B17]*[.C17]" office:value-type="currency" office:currency="EUR" office:value="0.02">
            <text:p>€ 0,02</text:p>
          </table:table-cell>
          <table:table-cell office:value-type="string">
            <text:p><text:a xlink:href="https://www.reichelt.at/SMD-1206-von-0-bis-910-Ohm/RND-1206-1-200/3/index.html?ACTION=3&amp;LA=2&amp;ARTICLE=183353&amp;GROUPID=7973&amp;artnr=RND+1206+1+200&amp;SEARCH=%252A">https://www.reichelt.at/SMD-1206-von-0-bis-910-Ohm/RND-1206-1-200/3/index.html?ACTION=3&amp;LA=2&amp;ARTICLE=183353&amp;GROUPID=7973&amp;artnr=RND+1206+1+200&amp;SEARCH=%252A</text:a></text:p>
          </table:table-cell>
        </table:table-row>
        <table:table-row table:style-name="ro4">
          <table:table-cell office:value-type="string">
            <text:p>Netzteil</text:p>
          </table:table-cell>
          <table:table-cell office:value-type="float" office:value="1">
            <text:p>1</text:p>
          </table:table-cell>
          <table:table-cell table:style-name="ce7" office:value-type="currency" office:currency="EUR" office:value="13.85">
            <text:p>€ 13,85</text:p>
          </table:table-cell>
          <table:table-cell table:formula="of:=[.B18]*[.C18]" office:value-type="currency" office:currency="EUR" office:value="13.85">
            <text:p>€ 13,85</text:p>
          </table:table-cell>
          <table:table-cell office:value-type="string">
            <text:p><text:a xlink:href="https://www.amazon.de/CSL-verschiedene-Adapter-Aufsätze-Überspannung-Kurzschluss/dp/B01MFCR6W2/ref=sr_1_1?ie=UTF8&amp;qid=1489939159&amp;sr=8-1&amp;keywords=netzteil+10v+2a">https://www.amazon.de/CSL-verschiedene-Adapter-Aufs%C3%A4tze-%C3%9Cberspannung-Kurzschluss/dp/B01MFCR6W2/ref=sr_1_1?ie=UTF8&amp;qid=1489939159&amp;sr=8-1&amp;keywords=netzteil+10v+2a</text:a></text:p>
          </table:table-cell>
        </table:table-row>
        <table:table-row table:style-name="ro2">
          <table:table-cell table:style-name="Default" table:number-columns-repeated="2"/>
          <table:table-cell table:style-name="ce8" office:value-type="string">
            <text:p>Summe</text:p>
          </table:table-cell>
          <table:table-cell table:style-name="ce11" table:formula="of:=SUM([.D2:.D18])" office:value-type="currency" office:currency="EUR" office:value="180.86">
            <text:p>€ 180,86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>
            <text:p>Schulrabatt</text:p>
          </table:table-cell>
          <table:table-cell table:style-name="ce12" office:value-type="currency" office:currency="EUR" office:value="60">
            <text:p>€ 6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>
            <text:p>Noch zu zahlen</text:p>
          </table:table-cell>
          <table:table-cell table:style-name="ce11" table:formula="of:=[.D19]-([.D2]+[.D3])" office:value-type="currency" office:currency="EUR" office:value="82.56">
            <text:p>€ 82,56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4" office:value-type="string">
            <text:p>Person</text:p>
          </table:table-cell>
          <table:table-cell table:style-name="ce4" office:value-type="string">
            <text:p>Für Schule</text:p>
          </table:table-cell>
          <table:table-cell table:style-name="ce4" office:value-type="string">
            <text:p>Für Jonas</text:p>
          </table:table-cell>
          <table:table-cell table:style-name="ce4" office:value-type="string">
            <text:p>Summe</text:p>
          </table:table-cell>
          <table:table-cell table:style-name="Default"/>
        </table:table-row>
        <table:table-row table:style-name="ro4">
          <table:table-cell office:value-type="string">
            <text:p>Mujic Haris</text:p>
          </table:table-cell>
          <table:table-cell table:style-name="ce5" table:formula="of:=[.$D$21]/3-[.$D$20]/3" office:value-type="currency" office:currency="EUR" office:value="7.51999999999999">
            <text:p>€ 7,52</text:p>
          </table:table-cell>
          <table:table-cell table:style-name="ce9" table:formula="of:=([.$D$2]+[.$D$3])/3" office:value-type="currency" office:currency="EUR" office:value="32.7666666666667">
            <text:p>€ 32,77</text:p>
          </table:table-cell>
          <table:table-cell table:formula="of:=[.B24]+[.C24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4">
          <table:table-cell office:value-type="string">
            <text:p>Karayanov Vitaliy</text:p>
          </table:table-cell>
          <table:table-cell table:style-name="ce5" table:formula="of:=[.$D$21]/3-[.$D$20]/3" office:value-type="currency" office:currency="EUR" office:value="7.51999999999999">
            <text:p>€ 7,52</text:p>
          </table:table-cell>
          <table:table-cell table:style-name="ce9" table:formula="of:=([.$D$2]+[.$D$3])/3" office:value-type="currency" office:currency="EUR" office:value="32.7666666666667">
            <text:p>€ 32,77</text:p>
          </table:table-cell>
          <table:table-cell table:formula="of:=[.B25]+[.C25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2">
          <table:table-cell office:value-type="string">
            <text:p>Pucher Jonas</text:p>
          </table:table-cell>
          <table:table-cell table:style-name="ce5" table:formula="of:=[.$D$21]/3-[.$D$20]/3" office:value-type="currency" office:currency="EUR" office:value="7.51999999999999">
            <text:p>€ 7,52</text:p>
          </table:table-cell>
          <table:table-cell table:style-name="ce9" table:formula="of:=([.$D$2]+[.$D$3])/3" office:value-type="currency" office:currency="EUR" office:value="32.7666666666667">
            <text:p>€ 32,77</text:p>
          </table:table-cell>
          <table:table-cell table:formula="of:=[.B26]+[.C26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ce10"/>
          <table:table-cell table:style-name="ce13"/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8107P0"/>
    </number:currency-style>
    <number:currency-style style:name="N8109P0" style:volatile="true" number:language="de" number:country="D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8109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8109P0"/>
    </number:currency-style>
    <number:currency-style style:name="N8111P0" style:volatile="true" number:language="de" number:country="DE">
      <number:currency-symbol number:language="en" number:country="IE">€</number:currency-symbol>
      <number:number number:decimal-places="2" number:min-integer-digits="1" number:grouping="true"/>
    </number:currency-style>
    <number:currency-style style:name="N8111" number:language="de" number:country="D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8111P0"/>
    </number:currency-style>
    <number:currency-style style:name="N8113P0" style:volatile="true" number:language="de" number:country="D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13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13P0"/>
    </number:currency-style>
    <number:currency-style style:name="N8115P0" style:volatile="true" number:language="de" number:country="D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811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115P0"/>
    </number:currency-style>
    <number:currency-style style:name="N8117P0" style:volatile="true" number:language="de" number:country="D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1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17P0"/>
    </number:currency-style>
    <number:currency-style style:name="N8119P0" style:volatile="true" number:language="de" number:country="DE">
      <number:currency-symbol number:language="fy" number:country="NL">€</number:currency-symbol>
      <number:text> </number:text>
      <number:number number:decimal-places="2" number:min-integer-digits="1" number:grouping="true"/>
    </number:currency-style>
    <number:currency-style style:name="N8119" number:language="de" number:country="DE">
      <style:text-properties fo:color="#ff0000"/>
      <number:currency-symbol number:language="fy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5:1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OpenOffice/4.1.3$Unix OpenOffice.org_project/413m1$Build-9783</meta:generator>
    <dc:date>2017-03-24T15:10:18</dc:date>
    <meta:editing-duration>PT8H21M3S</meta:editing-duration>
    <meta:editing-cycles>58</meta:editing-cycles>
    <dc:creator>Jonas Pucher</dc:creator>
    <meta:document-statistic meta:table-count="3" meta:cell-count="112" meta:object-count="0"/>
  </office:meta>
</office:document-meta>
</file>